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bottom="0in"/>
    </style:style>
    <style:style style:name="T5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margin-bottom="0in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 fo:background-color="#FFFFFF"/>
    </style:style>
    <style:style style:name="T14" style:parent-style-name="DefaultParagraphFont" style:family="text">
      <style:text-properties style:font-name="Times New Roman" style:font-name-complex="Times New Roman" style:font-weight-complex="bold" fo:font-style="italic" style:font-style-asian="italic" fo:font-size="12pt" style:font-size-asian="12pt" style:font-size-complex="12pt" fo:background-color="#FFFFFF"/>
    </style:style>
    <style:style style:name="T15" style:parent-style-name="DefaultParagraphFont" style:family="text">
      <style:text-properties style:font-name="Times New Roman" style:font-name-complex="Times New Roman" style:font-weight-complex="bold" fo:font-style="italic" style:font-style-asian="italic" fo:font-size="12pt" style:font-size-asian="12pt" style:font-size-complex="12pt" fo:background-color="#FFFFFF"/>
    </style:style>
    <style:style style:name="P16" style:parent-style-name="Normal" style:family="paragraph">
      <style:text-properties style:font-name="Times New Roman" style:font-name-complex="Times New Roman" style:font-weight-complex="bold" fo:font-style="italic" style:font-style-asian="italic" fo:font-size="12pt" style:font-size-asian="12pt" style:font-size-complex="12pt" fo:background-color="#FFFFFF"/>
    </style:style>
    <style:style style:name="P1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18" style:parent-style-name="ListParagraph" style:list-style-name="LFO2" style:family="paragraph"/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ListParagraph" style:list-style-name="LFO2" style:family="paragraph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P26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P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P29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P3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ListParagraph" style:list-style-name="LFO2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32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33" style:parent-style-name="ListParagraph" style:list-style-name="LFO2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34" style:parent-style-name="ListParagraph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35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36" style:parent-style-name="ListParagraph" style:list-style-name="LFO2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37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38" style:parent-style-name="ListParagraph" style:list-style-name="LFO2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39" style:parent-style-name="ListParagraph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40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3pt" style:font-size-asian="13pt" style:font-size-complex="13pt"/>
    </style:style>
    <style:style style:name="P41" style:parent-style-name="Normal" style:family="paragraph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P4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ListParagraph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44" style:parent-style-name="ListParagraph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45" style:parent-style-name="ListParagraph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46" style:parent-style-name="ListParagraph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47" style:parent-style-name="ListParagraph" style:list-style-name="LFO2" style:family="paragraph"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Group Project Specification</text:p>
      <text:p text:style-name="P2">Group Notes App</text:p>
      <text:p text:style-name="P3">Group</text:p>
      <text:p text:style-name="P4"><text:span text:style-name="T5">Student names</text:span><text:span text:style-name="T6">: Kevin Niland, Matthew Sloyan</text:span></text:p>
      <text:p text:style-name="P7"><text:span text:style-name="T8">Student numbers</text:span><text:span text:style-name="T9">: G00342279, G00348036</text:span></text:p>
      <text:p text:style-name="P10"/>
      <text:p text:style-name="P11">Description</text:p>
      <text:p text:style-name="Normal"><text:span text:style-name="T12">An Ionic application that allows users to join/create students groups, to upload notes, documents, images, etc. to the group to keep everything in one place, to write their own notes through the application<text:s/></text:span><text:span text:style-name="T13">à </text:span><text:span text:style-name="T14">la</text:span><text:span text:style-name="T15"><text:s/>a text editor (other users could also edit these notes). Users can also log in/sign up into the application with the possibility of group chat functionality.</text:span></text:p>
      <text:p text:style-name="P16"/>
      <text:p text:style-name="P17">Technologies to be used</text:p>
      <text:list text:style-name="LFO2" text:continue-numbering="true">
        <text:list-item>
          <text:p text:style-name="P18"><text:span text:style-name="T19">Ionic – This will the main technology used throughout the application and will be what the application will be written in.<text:s/></text:span><text:span text:style-name="T20">***</text:span><text:span text:style-name="T21">(</text:span><text:span text:style-name="T22">Explain</text:span><text:span text:style-name="T23"><text:s/>why Ionic was chosen)</text:span><text:span text:style-name="T24">***</text:span></text:p>
        </text:list-item>
        <text:list-item>
          <text:p text:style-name="P25">***….list more technologies<text:s/>and explain why***</text:p>
        </text:list-item>
      </text:list>
      <text:p text:style-name="P26"/>
      <text:p text:style-name="P27">Project Timeline</text:p>
      <text:p text:style-name="P28">***Include MS Project screenshot of timeline***</text:p>
      <text:p text:style-name="P29"/>
      <text:p text:style-name="P30">Description of project features</text:p>
      <text:list text:style-name="LFO2" text:continue-numbering="true">
        <text:list-item>
          <text:p text:style-name="P31">Student Groups</text:p>
        </text:list-item>
      </text:list>
      <text:p text:style-name="P32"/>
      <text:list text:style-name="LFO2" text:continue-numbering="true">
        <text:list-item>
          <text:p text:style-name="P33">Upload notes, documents, images, etc.</text:p>
        </text:list-item>
      </text:list>
      <text:p text:style-name="P34"/>
      <text:p text:style-name="P35"/>
      <text:list text:style-name="LFO2" text:continue-numbering="true">
        <text:list-item>
          <text:p text:style-name="P36">Create own, unique notes via a text editor</text:p>
        </text:list-item>
      </text:list>
      <text:p text:style-name="P37"/>
      <text:list text:style-name="LFO2" text:continue-numbering="true">
        <text:list-item>
          <text:p text:style-name="P38">Log in/sign up functionality</text:p>
        </text:list-item>
      </text:list>
      <text:p text:style-name="P39"/>
      <text:p text:style-name="P40"/>
      <text:p text:style-name="P41"/>
      <text:soft-page-break/>
      <text:p text:style-name="P42">Goals of<text:s/>project</text:p>
      <text:list text:style-name="LFO2" text:continue-numbering="true">
        <text:list-item>
          <text:p text:style-name="P43">To design and produce<text:s/>an application that fits the above project description.</text:p>
        </text:list-item>
        <text:list-item>
          <text:p text:style-name="P44">To refine our teamwork skills, as we will primarily be working in teams in the industry.</text:p>
        </text:list-item>
        <text:list-item>
          <text:p text:style-name="P45">To learn how to work as part of a team and develop good time management skills when a project must be completed within a certain timeline.</text:p>
        </text:list-item>
        <text:list-item>
          <text:p text:style-name="P46">To develop an application using Ionic, in conjunction with the above-mentioned technologies.</text:p>
        </text:list-item>
        <text:list-item>
          <text:p text:style-name="P47">To learn how to develop good judgement skills, in terms of what we would be able to achieve in a certain timeframe, what would be the best technologies/programming language to develop an application in, how long it would take to develop certain features of a project, etc.</text:p>
        </text:list-item>
      </text:list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833in solid #2F5496" fo:padding="0.583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Niland</meta:initial-creator>
    <dc:creator>Kevin Niland</dc:creator>
    <meta:creation-date>2019-02-11T16:08:00Z</meta:creation-date>
    <dc:date>2019-02-11T16:52:00Z</dc:date>
    <meta:template xlink:href="Normal.dotm" xlink:type="simple"/>
    <meta:editing-cycles>1</meta:editing-cycles>
    <meta:editing-duration>PT2640S</meta:editing-duration>
    <meta:document-statistic meta:page-count="2" meta:paragraph-count="3" meta:word-count="248" meta:character-count="1665" meta:row-count="11" meta:non-whitespace-character-count="1420"/>
  </office:meta>
</office:document-meta>
</file>